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d46f" officeooo:paragraph-rsid="000ad46f"/>
    </style:style>
    <style:style style:name="P2" style:family="paragraph" style:parent-style-name="Standard" style:list-style-name="L1">
      <style:text-properties officeooo:rsid="000ad46f" officeooo:paragraph-rsid="000ad46f"/>
    </style:style>
    <style:style style:name="P3" style:family="paragraph" style:parent-style-name="Standard" style:list-style-name="L2">
      <style:text-properties officeooo:rsid="000ad46f" officeooo:paragraph-rsid="000ad46f"/>
    </style:style>
    <style:style style:name="P4" style:family="paragraph" style:parent-style-name="Standard">
      <style:text-properties officeooo:rsid="000c6f2a" officeooo:paragraph-rsid="000c6f2a"/>
    </style:style>
    <style:style style:name="P5" style:family="paragraph" style:parent-style-name="Standard">
      <style:paragraph-properties fo:break-before="page"/>
      <style:text-properties officeooo:rsid="000c6f2a" officeooo:paragraph-rsid="000c6f2a"/>
    </style:style>
    <style:style style:name="P6" style:family="paragraph" style:parent-style-name="Standard">
      <style:text-properties fo:font-size="14pt" fo:font-weight="bold" officeooo:rsid="000c6f2a" officeooo:paragraph-rsid="000c6f2a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666666" loext:opacity="100%" officeooo:rsid="000c6f2a" officeooo:paragraph-rsid="000c6f2a"/>
    </style:style>
    <style:style style:name="P8" style:family="paragraph" style:parent-style-name="Standard">
      <style:text-properties fo:color="#666666" loext:opacity="100%" officeooo:rsid="000ad46f" officeooo:paragraph-rsid="000ad46f"/>
    </style:style>
    <style:style style:name="P9" style:family="paragraph" style:parent-style-name="Standard" style:list-style-name="L3">
      <style:text-properties officeooo:rsid="00113101" officeooo:paragraph-rsid="00113101"/>
    </style:style>
    <style:style style:name="P10" style:family="paragraph" style:parent-style-name="Standard" style:list-style-name="L1">
      <style:text-properties officeooo:rsid="00113101" officeooo:paragraph-rsid="00113101"/>
    </style:style>
    <style:style style:name="P11" style:family="paragraph" style:parent-style-name="Standard">
      <style:text-properties officeooo:rsid="00113101" officeooo:paragraph-rsid="00113101"/>
    </style:style>
    <style:style style:name="P12" style:family="paragraph" style:parent-style-name="Standard" style:list-style-name="L4">
      <style:text-properties officeooo:rsid="00113101" officeooo:paragraph-rsid="00113101"/>
    </style:style>
    <style:style style:name="P13" style:family="paragraph" style:parent-style-name="Standard" style:list-style-name="L3">
      <style:text-properties officeooo:rsid="0019f9f1" officeooo:paragraph-rsid="0019f9f1"/>
    </style:style>
    <style:style style:name="P14" style:family="paragraph" style:parent-style-name="Standard" style:list-style-name="L3">
      <style:paragraph-properties fo:break-before="page"/>
      <style:text-properties officeooo:rsid="0019f9f1" officeooo:paragraph-rsid="0019f9f1"/>
    </style:style>
    <style:style style:name="P15" style:family="paragraph" style:parent-style-name="Standard">
      <style:text-properties officeooo:rsid="0019f9f1" officeooo:paragraph-rsid="0019f9f1"/>
    </style:style>
    <style:style style:name="P16" style:family="paragraph" style:parent-style-name="Standard" style:list-style-name="L3">
      <style:text-properties fo:font-style="normal" fo:font-weight="normal" officeooo:rsid="0019f9f1" officeooo:paragraph-rsid="0019f9f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9f9f1" officeooo:paragraph-rsid="0019f9f1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officeooo:rsid="001bb08d" officeooo:paragraph-rsid="001bb08d"/>
    </style:style>
    <style:style style:name="P19" style:family="paragraph" style:parent-style-name="Standard">
      <style:text-properties officeooo:rsid="001bb08d" officeooo:paragraph-rsid="001bb08d"/>
    </style:style>
    <style:style style:name="P20" style:family="paragraph" style:parent-style-name="Standard" style:list-style-name="L3">
      <style:text-properties officeooo:rsid="001d561c" officeooo:paragraph-rsid="001d561c"/>
    </style:style>
    <style:style style:name="P21" style:family="paragraph" style:parent-style-name="Standard" style:list-style-name="L3">
      <style:text-properties officeooo:rsid="001df7e1" officeooo:paragraph-rsid="001df7e1"/>
    </style:style>
    <style:style style:name="P22" style:family="paragraph" style:parent-style-name="Standard" style:list-style-name="L3">
      <style:text-properties officeooo:rsid="00204ca3" officeooo:paragraph-rsid="00204ca3"/>
    </style:style>
    <style:style style:name="T1" style:family="text">
      <style:text-properties officeooo:rsid="000e4ae4"/>
    </style:style>
    <style:style style:name="T2" style:family="text">
      <style:text-properties fo:color="#666666" loext:opacity="100%"/>
    </style:style>
    <style:style style:name="T3" style:family="text">
      <style:text-properties officeooo:rsid="000f5c18"/>
    </style:style>
    <style:style style:name="T4" style:family="text">
      <style:text-properties officeooo:rsid="0011310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fo:font-weight="bold" officeooo:rsid="00113101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64120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f2c3f" style:font-size-asian="16pt" style:font-weight-asian="bold" style:font-size-complex="16pt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d561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bb08d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 do XCLIN</text:p>
      <text:p text:style-name="P1"/>
      <text:p text:style-name="P1">Tecnologias</text:p>
      <text:p text:style-name="P1"/>
      <text:p text:style-name="P1">Backend</text:p>
      <text:p text:style-name="P1"/>
      <text:list xml:id="list3465856169" text:style-name="L1">
        <text:list-item>
          <text:p text:style-name="P2">Java</text:p>
        </text:list-item>
        <text:list-item>
          <text:p text:style-name="P2">Spring Boot</text:p>
        </text:list-item>
        <text:list-item>
          <text:p text:style-name="P2">PostgreSQL</text:p>
        </text:list-item>
        <text:list-item>
          <text:p text:style-name="P2">Tomcat</text:p>
        </text:list-item>
        <text:list-item>
          <text:p text:style-name="P10">Jasper Reports</text:p>
        </text:list-item>
      </text:list>
      <text:p text:style-name="P1"/>
      <text:p text:style-name="P1">Frontend</text:p>
      <text:p text:style-name="P1"/>
      <text:list text:style-name="L2">
        <text:list-item>
          <text:p text:style-name="P3">Angular</text:p>
        </text:list-item>
        <text:list-item>
          <text:p text:style-name="P3">Angular Material</text:p>
        </text:list-item>
        <text:list-item>
          <text:p text:style-name="P3">Bootstrap</text:p>
        </text:list-item>
        <text:list-item>
          <text:p text:style-name="P3">Moment.js</text:p>
        </text:list-item>
      </text:list>
      <text:p text:style-name="P1"/>
      <text:p text:style-name="P11">Ambientes e ferramentas</text:p>
      <text:list xml:id="list3924804417" text:style-name="L4">
        <text:list-item>
          <text:p text:style-name="P12">Spring Tool Suite</text:p>
        </text:list-item>
        <text:list-item>
          <text:p text:style-name="P12">JasperSoft</text:p>
        </text:list-item>
        <text:list-item>
          <text:p text:style-name="P12">maven</text:p>
        </text:list-item>
        <text:list-item>
          <text:p text:style-name="P12">git</text:p>
        </text:list-item>
      </text:list>
      <text:p text:style-name="P1"/>
      <text:p text:style-name="P6">A tecnologia Java</text:p>
      <text:p text:style-name="P1"/>
      <text:p text:style-name="P1"><text:tab/>A linguagem Java foi escolhida em conjunto com o framework spring boot para desenvolvimento das APIs.</text:p>
      <text:p text:style-name="P1"/>
      <text:p text:style-name="P1"><text:tab/>Está sendo utilizado o JDK 20.</text:p>
      <text:p text:style-name="P1"/>
      <text:p text:style-name="P6">A configuração de banco de dados do application.properties</text:p>
      <text:p text:style-name="P1"/>
      <text:p text:style-name="P1"><text:tab/>A configuração de banco de dados no arquivo application.properties de configuração do spring boot depende de três variáveis de ambiente. São elas:</text:p>
      <text:p text:style-name="P1"/>
      <text:p text:style-name="P8">XCLIN_DB_URL=jdbc:postgresql://localhost:5432/xclin</text:p>
      <text:p text:style-name="P8">XCLIN_DB_USERNAME=xclin</text:p>
      <text:p text:style-name="P8">XCLIN_DB_PASSWORD=3950Vm08</text:p>
      <text:p text:style-name="P8"/>
      <text:p text:style-name="P6">O postgresql</text:p>
      <text:p text:style-name="P4"/>
      <text:p text:style-name="P4"><text:tab/>Antes de mais nada, após a instalação do postgresql, devem ser executados os comandos SQL DDL para criação e concessão das devidas permissões ao usuário criado. Isto é, devem ser executados os comandos abaixo no shell do postgresql-client:</text:p>
      <text:p text:style-name="P4"/>
      <text:p text:style-name="P7">create database xclin;</text:p>
      <text:p text:style-name="P7">create user xclin with password ‘3950Vm08’;</text:p>
      <text:p text:style-name="P7"/>
      <text:p text:style-name="P7">alter database xclin owner to xclin;</text:p>
      <text:p text:style-name="P7"/>
      <text:p text:style-name="P7"><text:soft-page-break/>grant all on database xclin to xclin;</text:p>
      <text:p text:style-name="P7">grant all on all tables in schema public to xclin;</text:p>
      <text:p text:style-name="P7">grant all on all sequences in schema public to xclin;</text:p>
      <text:p text:style-name="P4"/>
      <text:p text:style-name="P4"/>
      <text:p text:style-name="P5"><text:tab/><text:span text:style-name="T1">Após a criação e configuração do banco de dados conforme acima, se pode acessar o postgresql pelo cliente de </text:span>linha de comandos: <text:span text:style-name="T1">O psql. P</text:span>ara fazer login, pode-se utilizar o seguinte:</text:p>
      <text:p text:style-name="P4"><text:span text:style-name="T2"/></text:p>
      <text:p text:style-name="P4"><text:span text:style-name="T2">psql -U postgres xclin</text:span></text:p>
      <text:p text:style-name="P4"/>
      <text:p text:style-name="P4"><text:tab/>Após este comando, o login no postgresql-server acontece com o usuário postgres, banco de dados de nome xclin, e a senha informada.</text:p>
      <text:p text:style-name="P4"/>
      <text:p text:style-name="P4"><text:tab/><text:span text:style-name="T3">As tabelas são criadas com a execução do spring boot que pode se dar via Spring Tool Suite ou com a inicialização da aplicação no servidor de aplicativo que está sendo utilizado: O tomcat.</text:span></text:p>
      <text:p text:style-name="P4"><text:span text:style-name="T6"/></text:p>
      <text:p text:style-name="P4"><text:span text:style-name="T6">Estrutura do</text:span><text:span text:style-name="T8">s pacotes</text:span></text:p>
      <text:p text:style-name="P4"/>
      <text:p text:style-name="P4"><text:tab/><text:span text:style-name="T4">O projeto está sendo estruturado conforme explicado a seguir:</text:span></text:p>
      <text:p text:style-name="P4"/>
      <text:list xml:id="list3835103388" text:style-name="L3">
        <text:list-item>
          <text:p text:style-name="P9"><text:span text:style-name="T5">model:</text:span> Pasta do projeto onde ficam os arquivos de definição de beans mapeados com nome, colunas e relacionamentos entre as tabelas do banco de dados.</text:p>
        </text:list-item>
      </text:list>
      <text:p text:style-name="P11"/>
      <text:list xml:id="list201756560138925" text:continue-numbering="true" text:style-name="L3">
        <text:list-item>
          <text:p text:style-name="P9"><text:span text:style-name="T5">model/request:</text:span> Pasta onde ficam as classes representantes dos dados JSON que chegam nas requisições a aplicação XCLIN do servidor.</text:p>
        </text:list-item>
      </text:list>
      <text:p text:style-name="P11"/>
      <text:list xml:id="list201757420031038" text:continue-numbering="true" text:style-name="L3">
        <text:list-item>
          <text:p text:style-name="P13"><text:span text:style-name="T5">model/response:</text:span> Pasta onde ficam as classes representantes dos dados JSON que vão nas respostas do servidor ao frontend.</text:p>
        </text:list-item>
      </text:list>
      <text:p text:style-name="P15"/>
      <text:p text:style-name="P15"/>
      <text:list xml:id="list201758461789092" text:continue-numbering="true" text:style-name="L3">
        <text:list-item>
          <text:p text:style-name="P13"><text:span text:style-name="T5">repository: </text:span>Pasta onde ficam os repositórios Jpa dos beans da pasta model</text:p>
        </text:list-item>
      </text:list>
      <text:p text:style-name="P15"/>
      <text:list xml:id="list201758497154577" text:continue-numbering="true" text:style-name="L3">
        <text:list-item>
          <text:p text:style-name="P13"><text:span text:style-name="T5">service:</text:span> Pasta onde ficam os serviços da aplicação. Funcionam como uma camada a mais, assim como, por exemplo, como no padrão <text:span text:style-name="T9">Business Object</text:span><text:span text:style-name="T5">.</text:span> O <text:span text:style-name="T9">Service</text:span> poderia ser algo parecido com um <text:span text:style-name="T9">BO</text:span>. Os <text:span text:style-name="T5">services</text:span><text:span text:style-name="T11"> podem utilizar</text:span><text:span text:style-name="T9">:</text:span></text:p>
        </text:list-item>
      </text:list>
      <text:p text:style-name="P15"><text:span text:style-name="T9"/></text:p>
      <text:list xml:id="list201757863800862" text:continue-numbering="true" text:style-name="L3">
        <text:list-item>
          <text:list>
            <text:list-item>
              <text:p text:style-name="P13">repositorys</text:p>
            </text:list-item>
            <text:list-item>
              <text:p text:style-name="P13">loaders</text:p>
            </text:list-item>
            <text:list-item>
              <text:p text:style-name="P13">shared-services</text:p>
            </text:list-item>
            <text:list-item>
              <text:p text:style-name="P13">beans</text:p>
            </text:list-item>
            <text:list-item>
              <text:p text:style-name="P13">models</text:p>
            </text:list-item>
            <text:list-item>
              <text:p text:style-name="P13">enum-managers</text:p>
            </text:list-item>
            <text:list-item>
              <text:p text:style-name="P13">models de requisição e resposta</text:p>
            </text:list-item>
          </text:list>
        </text:list-item>
      </text:list>
      <text:p text:style-name="P15"/>
      <text:list xml:id="list201756913030985" text:continue-numbering="true" text:style-name="L3">
        <text:list-item>
          <text:p text:style-name="P13"><text:span text:style-name="T5">service/shared:</text:span> Pasta onde ficam os serviços compartilhados entre outros serviços. <text:span text:style-name="T11">Os</text:span><text:span text:style-name="T9"> shared services</text:span><text:span text:style-name="T10"> podem utilizar</text:span><text:span text:style-name="T9">:</text:span></text:p>
        </text:list-item>
      </text:list>
      <text:p text:style-name="P15"><text:span text:style-name="T9"/></text:p>
      <text:list xml:id="list201758390604782" text:continue-numbering="true" text:style-name="L3">
        <text:list-item>
          <text:list>
            <text:list-item>
              <text:p text:style-name="P16">repositorys</text:p>
            </text:list-item>
            <text:list-item>
              <text:p text:style-name="P16">loaders</text:p>
            </text:list-item>
            <text:list-item>
              <text:p text:style-name="P16">models</text:p>
            </text:list-item>
            <text:list-item>
              <text:p text:style-name="P16">enum-managers</text:p>
            </text:list-item>
          </text:list>
        </text:list-item>
      </text:list>
      <text:p text:style-name="P17"/>
      <text:list xml:id="list201757084506463" text:continue-numbering="true" text:style-name="L3">
        <text:list-item>
          <text:p text:style-name="P14"><text:span text:style-name="T5">controller:</text:span> Onde ficam as definições da <text:span text:style-name="T5">API</text:span>. <text:span text:style-name="T11">Os </text:span><text:span text:style-name="T14">controllers</text:span><text:span text:style-name="T11"> podem utilizar:</text:span></text:p>
        </text:list-item>
      </text:list>
      <text:p text:style-name="P15"><text:span text:style-name="T11"/></text:p>
      <text:list xml:id="list201758322146868" text:continue-numbering="true" text:style-name="L3">
        <text:list-item>
          <text:list>
            <text:list-item>
              <text:p text:style-name="P13"><text:span text:style-name="T11">services</text:span></text:p>
            </text:list-item>
            <text:list-item>
              <text:p text:style-name="P13"><text:span text:style-name="T11">model de requisição e respostas</text:span></text:p>
            </text:list-item>
            <text:list-item>
              <text:p text:style-name="P13"><text:span text:style-name="T11">logica</text:span></text:p>
            </text:list-item>
            <text:list-item>
              <text:p text:style-name="P13"><text:span text:style-name="T11">validators</text:span></text:p>
            </text:list-item>
          </text:list>
        </text:list-item>
      </text:list>
      <text:p text:style-name="P15"><text:span text:style-name="T11"/></text:p>
      <text:list xml:id="list201756495202231" text:continue-numbering="true" text:style-name="L3">
        <text:list-item>
          <text:p text:style-name="P18"><text:span text:style-name="T15">security: </text:span><text:span text:style-name="T11">Onde o filtro de requisições que extrai e carrega do token JWT de cabeçalho os papeis do usuário. </text:span></text:p>
        </text:list-item>
      </text:list>
      <text:p text:style-name="P19"><text:span text:style-name="T11"/></text:p>
      <text:list xml:id="list201756970615493" text:continue-numbering="true" text:style-name="L3">
        <text:list-item>
          <text:p text:style-name="P18"><text:span text:style-name="T14">logica: </text:span><text:span text:style-name="T11">Onde ficam as classes utilitárias e a lógica de manipulação do token JWT. </text:span><text:span text:style-name="T12">È aqui também o de fica o conversor de números e datas para string e vice-versa.</text:span></text:p>
          <text:p text:style-name="P18"><text:span text:style-name="T14"/></text:p>
        </text:list-item>
        <text:list-item>
          <text:p text:style-name="P18"><text:span text:style-name="T14">loader: </text:span><text:span text:style-name="T11">Onde ficam os carregadores beans/requisição e resposta/beans. É aqui também que, tanto os beans, quanto os objetos de resposta são instanciados. </text:span><text:span text:style-name="T12">Os loaders podem utilizar:</text:span></text:p>
          <text:p text:style-name="P18"><text:span text:style-name="T12"/></text:p>
          <text:list>
            <text:list-item>
              <text:p text:style-name="P20"><text:span text:style-name="T11">enums</text:span></text:p>
            </text:list-item>
            <text:list-item>
              <text:p text:style-name="P20"><text:span text:style-name="T11">model</text:span></text:p>
            </text:list-item>
            <text:list-item>
              <text:p text:style-name="P20"><text:span text:style-name="T11">model de requisição e resposta</text:span></text:p>
            </text:list-item>
            <text:list-item>
              <text:p text:style-name="P20"><text:span text:style-name="T11">logica (utilizários)</text:span></text:p>
            </text:list-item>
          </text:list>
        </text:list-item>
      </text:list>
      <text:p text:style-name="P19"><text:span text:style-name="T11"/></text:p>
      <text:list xml:id="list201756759692139" text:continue-numbering="true" text:style-name="L3">
        <text:list-item>
          <text:p text:style-name="P18"><text:span text:style-name="T14">validator:</text:span><text:span text:style-name="T11"> Onde ficam os objetos validadores de registro/alteração e filtro.</text:span></text:p>
        </text:list-item>
      </text:list>
      <text:p text:style-name="P19"><text:span text:style-name="T11"/></text:p>
      <text:list xml:id="list201757238899951" text:continue-numbering="true" text:style-name="L3">
        <text:list-item>
          <text:list>
            <text:list-item>
              <text:p text:style-name="P21"><text:span text:style-name="T11">enums</text:span></text:p>
            </text:list-item>
            <text:list-item>
              <text:p text:style-name="P21"><text:span text:style-name="T11">model de requisição</text:span></text:p>
            </text:list-item>
          </text:list>
        </text:list-item>
      </text:list>
      <text:p text:style-name="P19"><text:span text:style-name="T11"/></text:p>
      <text:list xml:id="list201757136223151" text:continue-numbering="true" text:style-name="L3">
        <text:list-item>
          <text:p text:style-name="P18"><text:span text:style-name="T14">enums:</text:span><text:span text:style-name="T11"> Onde ficam as enumerações e, também os gerenciadores de enums.</text:span></text:p>
        </text:list-item>
      </text:list>
      <text:p text:style-name="P19"><text:span text:style-name="T11"/></text:p>
      <text:list xml:id="list201758153816303" text:continue-numbering="true" text:style-name="L3">
        <text:list-item>
          <text:p text:style-name="P22"><text:span text:style-name="T14">exceptions:</text:span><text:span text:style-name="T11"> Onde ficam as classes de exceção.</text:span></text:p>
        </text:list-item>
      </text:list>
      <text:p text:style-name="P19"><text:span text:style-name="T11"/></text:p>
      <text:p text:style-name="P19"><text:span text:style-name="T11"/></text:p>
      <text:p text:style-name="P4"><text:tab/>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7T16:17:07.777000000</meta:creation-date>
    <dc:date>2023-07-07T20:17:56.285000000</dc:date>
    <meta:editing-duration>PT4H41S</meta:editing-duration>
    <meta:editing-cycles>14</meta:editing-cycles>
    <meta:generator>LibreOffice/7.5.2.2$Windows_X86_64 LibreOffice_project/53bb9681a964705cf672590721dbc85eb4d0c3a2</meta:generator>
    <meta:document-statistic meta:table-count="0" meta:image-count="0" meta:object-count="0" meta:page-count="4" meta:paragraph-count="78" meta:word-count="594" meta:character-count="3583" meta:non-whitespace-character-count="3101"/>
  </office:meta>
</office:document-meta>
</file>